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6ed43" officeooo:paragraph-rsid="0026ed43"/>
    </style:style>
    <style:style style:name="P10" style:family="paragraph" style:parent-style-name="Standard">
      <style:text-properties officeooo:rsid="001ad442" officeooo:paragraph-rsid="001ad442"/>
    </style:style>
    <style:style style:name="P11" style:family="paragraph" style:parent-style-name="Text_20_body">
      <style:text-properties officeooo:paragraph-rsid="001922a8"/>
    </style:style>
    <style:style style:name="P12" style:family="paragraph" style:parent-style-name="Text_20_body">
      <style:text-properties officeooo:paragraph-rsid="001ad442"/>
    </style:style>
    <style:style style:name="P13" style:family="paragraph" style:parent-style-name="Text_20_body">
      <style:text-properties officeooo:paragraph-rsid="001e5a7f"/>
    </style:style>
    <style:style style:name="P14" style:family="paragraph" style:parent-style-name="Text_20_body">
      <style:text-properties officeooo:paragraph-rsid="001bf128"/>
    </style:style>
    <style:style style:name="P15" style:family="paragraph" style:parent-style-name="Text_20_body">
      <style:text-properties officeooo:paragraph-rsid="0029662a"/>
    </style:style>
    <style:style style:name="P16" style:family="paragraph" style:parent-style-name="Text_20_body">
      <style:text-properties officeooo:rsid="0029662a" officeooo:paragraph-rsid="0029662a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paragraph-rsid="0029662a"/>
    </style:style>
    <style:style style:name="P21" style:family="paragraph" style:parent-style-name="Heading_20_1">
      <style:text-properties officeooo:rsid="003ef8a4" officeooo:paragraph-rsid="003ef8a4"/>
    </style:style>
    <style:style style:name="P22" style:family="paragraph" style:parent-style-name="Heading_20_2">
      <style:text-properties officeooo:paragraph-rsid="001922a8"/>
    </style:style>
    <style:style style:name="P23" style:family="paragraph" style:parent-style-name="Heading_20_2">
      <style:text-properties officeooo:rsid="0013fac4" officeooo:paragraph-rsid="001922a8"/>
    </style:style>
    <style:style style:name="P24" style:family="paragraph" style:parent-style-name="Heading_20_2">
      <style:text-properties officeooo:paragraph-rsid="001bf128"/>
    </style:style>
    <style:style style:name="P25" style:family="paragraph" style:parent-style-name="Standard">
      <style:text-properties officeooo:rsid="0013fac4" officeooo:paragraph-rsid="0013fac4"/>
    </style:style>
    <style:style style:name="P26" style:family="paragraph" style:parent-style-name="Standard">
      <style:text-properties officeooo:rsid="0026ed43" officeooo:paragraph-rsid="002ca8f8"/>
    </style:style>
    <style:style style:name="P27" style:family="paragraph" style:parent-style-name="Standard">
      <style:text-properties officeooo:rsid="00220d02" officeooo:paragraph-rsid="00220d02"/>
    </style:style>
    <style:style style:name="P28" style:family="paragraph" style:parent-style-name="Standard">
      <style:text-properties officeooo:paragraph-rsid="003a4695"/>
    </style:style>
    <style:style style:name="P29" style:family="paragraph" style:parent-style-name="Text_20_body" style:list-style-name="L1">
      <style:text-properties officeooo:rsid="001ad442" officeooo:paragraph-rsid="001ad442"/>
    </style:style>
    <style:style style:name="P30" style:family="paragraph" style:parent-style-name="Text_20_body" style:list-style-name="L1">
      <style:text-properties officeooo:rsid="001ad442" officeooo:paragraph-rsid="0020c42d"/>
    </style:style>
    <style:style style:name="P31" style:family="paragraph" style:parent-style-name="Text_20_body" style:list-style-name="L2">
      <style:text-properties officeooo:rsid="001ad442" officeooo:paragraph-rsid="001ad442"/>
    </style:style>
    <style:style style:name="P32" style:family="paragraph" style:parent-style-name="Text_20_body" style:list-style-name="L3">
      <style:text-properties officeooo:rsid="001ad442" officeooo:paragraph-rsid="001ad442"/>
    </style:style>
    <style:style style:name="P33" style:family="paragraph" style:parent-style-name="Text_20_body" style:list-style-name="L1">
      <style:text-properties officeooo:rsid="001d4d12" officeooo:paragraph-rsid="001d4d12"/>
    </style:style>
    <style:style style:name="P34" style:family="paragraph" style:parent-style-name="Text_20_body" style:list-style-name="L1">
      <style:text-properties officeooo:rsid="0020c42d" officeooo:paragraph-rsid="0020c42d"/>
    </style:style>
    <style:style style:name="P35" style:family="paragraph" style:parent-style-name="Text_20_body" style:list-style-name="L3">
      <style:text-properties officeooo:rsid="0020c42d" officeooo:paragraph-rsid="00220d02"/>
    </style:style>
    <style:style style:name="P36" style:family="paragraph" style:parent-style-name="Text_20_body" style:list-style-name="L2">
      <style:text-properties officeooo:rsid="001df6dd" officeooo:paragraph-rsid="001df6dd"/>
    </style:style>
    <style:style style:name="P37" style:family="paragraph" style:parent-style-name="Text_20_body">
      <style:text-properties officeooo:rsid="0029db14" officeooo:paragraph-rsid="0029db14"/>
    </style:style>
    <style:style style:name="P38" style:family="paragraph" style:parent-style-name="Text_20_body">
      <style:text-properties officeooo:rsid="002e17bf" officeooo:paragraph-rsid="002e17bf"/>
    </style:style>
    <style:style style:name="P39" style:family="paragraph" style:parent-style-name="Text_20_body">
      <style:text-properties officeooo:rsid="002f5918" officeooo:paragraph-rsid="002f5918"/>
    </style:style>
    <style:style style:name="P40" style:family="paragraph" style:parent-style-name="Text_20_body">
      <style:text-properties officeooo:rsid="00383c2d" officeooo:paragraph-rsid="00383c2d"/>
    </style:style>
    <style:style style:name="P41" style:family="paragraph" style:parent-style-name="Text_20_body">
      <style:text-properties officeooo:paragraph-rsid="0026ed43"/>
    </style:style>
    <style:style style:name="P42" style:family="paragraph" style:parent-style-name="Text_20_body">
      <style:text-properties officeooo:rsid="003df9d9" officeooo:paragraph-rsid="003df9d9"/>
    </style:style>
    <style:style style:name="P43" style:family="paragraph" style:parent-style-name="Text_20_body">
      <style:text-properties officeooo:paragraph-rsid="003df9d9"/>
    </style:style>
    <style:style style:name="P44" style:family="paragraph" style:parent-style-name="Text_20_body">
      <style:text-properties officeooo:rsid="003ef8a4" officeooo:paragraph-rsid="003ef8a4"/>
    </style:style>
    <style:style style:name="P45" style:family="paragraph" style:parent-style-name="Text_20_body">
      <style:text-properties officeooo:rsid="0040bc0c" officeooo:paragraph-rsid="0040bc0c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309161" style:font-name-asian="Noto Sans CJK TC" style:font-size-asian="16.1000003814697pt" style:font-weight-asian="bold" style:font-name-complex="Umpush" style:font-size-complex="21.3999996185303pt" style:font-weight-complex="bold"/>
    </style:style>
    <style:style style:name="T9" style:family="text">
      <style:text-properties officeooo:rsid="001f18ba"/>
    </style:style>
    <style:style style:name="T10" style:family="text">
      <style:text-properties officeooo:rsid="00220d02"/>
    </style:style>
    <style:style style:name="T11" style:family="text">
      <style:text-properties officeooo:rsid="002254b0"/>
    </style:style>
    <style:style style:name="T12" style:family="text">
      <style:text-properties officeooo:rsid="00227713"/>
    </style:style>
    <style:style style:name="T13" style:family="text">
      <style:text-properties officeooo:rsid="00243f3a"/>
    </style:style>
    <style:style style:name="T14" style:family="text">
      <style:text-properties officeooo:rsid="00255f78"/>
    </style:style>
    <style:style style:name="T15" style:family="text">
      <style:text-properties officeooo:rsid="0025acfb"/>
    </style:style>
    <style:style style:name="T16" style:family="text">
      <style:text-properties officeooo:rsid="0028bafe"/>
    </style:style>
    <style:style style:name="T17" style:family="text">
      <style:text-properties officeooo:rsid="00309161"/>
    </style:style>
    <style:style style:name="T18" style:family="text">
      <style:text-properties officeooo:rsid="00356cee"/>
    </style:style>
    <style:style style:name="T19" style:family="text">
      <style:text-properties officeooo:rsid="0036199f"/>
    </style:style>
    <style:style style:name="T20" style:family="text">
      <style:text-properties officeooo:rsid="00383c2d"/>
    </style:style>
    <style:style style:name="T21" style:family="text">
      <style:text-properties officeooo:rsid="003a4695"/>
    </style:style>
    <style:style style:name="T22" style:family="text">
      <style:text-properties officeooo:rsid="003c86d6"/>
    </style:style>
    <style:style style:name="T23" style:family="text">
      <style:text-properties officeooo:rsid="003df9d9"/>
    </style:style>
    <style:style style:name="T24" style:family="text">
      <style:text-properties officeooo:rsid="003ef8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160_1546745025" text:style-name="Index_20_Link" text:visited-style-name="Index_20_Link">Introduction<text:tab/>1</text:a></text:p>
          <text:p text:style-name="P17"><text:a xlink:type="simple" xlink:href="#__RefHeading___Toc215_1258058151" text:style-name="Index_20_Link" text:visited-style-name="Index_20_Link">New user<text:tab/>2</text:a></text:p>
          <text:p text:style-name="P17"><text:a xlink:type="simple" xlink:href="#__RefHeading___Toc217_1258058151" text:style-name="Index_20_Link" text:visited-style-name="Index_20_Link">Existing user<text:tab/>2</text:a></text:p>
          <text:p text:style-name="P17"><text:a xlink:type="simple" xlink:href="#__RefHeading___Toc210_1258058151" text:style-name="Index_20_Link" text:visited-style-name="Index_20_Link">Invite<text:tab/>2</text:a></text:p>
          <text:p text:style-name="P17"><text:a xlink:type="simple" xlink:href="#__RefHeading___Toc349_3163418998" text:style-name="Index_20_Link" text:visited-style-name="Index_20_Link">Consuming content (reading, listening, viewing)<text:tab/>3</text:a></text:p>
          <text:p text:style-name="P17"><text:a xlink:type="simple" xlink:href="#__RefHeading___Toc351_3163418998" text:style-name="Index_20_Link" text:visited-style-name="Index_20_Link">Contributing<text:tab/>3</text:a></text:p>
          <text:p text:style-name="P17"><text:a xlink:type="simple" xlink:href="#__RefHeading___Toc353_3163418998" text:style-name="Index_20_Link" text:visited-style-name="Index_20_Link"><text:s/>Add another language(s)<text:tab/>3</text:a></text:p>
          <text:p text:style-name="P17"><text:a xlink:type="simple" xlink:href="#__RefHeading___Toc380_1610950873" text:style-name="Index_20_Link" text:visited-style-name="Index_20_Link">Clone story<text:tab/>3</text:a></text:p>
          <text:p text:style-name="P17"><text:a xlink:type="simple" xlink:href="#__RefHeading___Toc382_1610950873" text:style-name="Index_20_Link" text:visited-style-name="Index_20_Link">Story settings<text:tab/>3</text:a></text:p>
          <text:p text:style-name="P18"><text:a xlink:type="simple" xlink:href="#__RefHeading___Toc393_1610950873" text:style-name="Index_20_Link" text:visited-style-name="Index_20_Link">Who can view<text:tab/>3</text:a></text:p>
          <text:p text:style-name="P18"><text:a xlink:type="simple" xlink:href="#__RefHeading___Toc395_1610950873" text:style-name="Index_20_Link" text:visited-style-name="Index_20_Link">Who can contribute<text:tab/>3</text:a></text:p>
          <text:p text:style-name="P17"><text:a xlink:type="simple" xlink:href="#__RefHeading___Toc384_1610950873" text:style-name="Index_20_Link" text:visited-style-name="Index_20_Link">Create another story branch<text:tab/>4</text:a></text:p>
          <text:p text:style-name="P17"><text:a xlink:type="simple" xlink:href="#__RefHeading___Toc386_1610950873" text:style-name="Index_20_Link" text:visited-style-name="Index_20_Link">Project tabs<text:tab/>4</text:a></text:p>
          <text:p text:style-name="P18"><text:a xlink:type="simple" xlink:href="#__RefHeading___Toc388_1610950873" text:style-name="Index_20_Link" text:visited-style-name="Index_20_Link">Creating<text:tab/>4</text:a></text:p>
          <text:p text:style-name="P18"><text:a xlink:type="simple" xlink:href="#__RefHeading___Toc390_1610950873" text:style-name="Index_20_Link" text:visited-style-name="Index_20_Link">Discuss / Communicate<text:tab/>4</text:a></text:p>
          <text:p text:style-name="P17"><text:a xlink:type="simple" xlink:href="#__RefHeading___Toc126_1546745025" text:style-name="Index_20_Link" text:visited-style-name="Index_20_Link">Roles<text:tab/>4</text:a></text:p>
          <text:p text:style-name="P18"><text:a xlink:type="simple" xlink:href="#__RefHeading___Toc129_1546745025" text:style-name="Index_20_Link" text:visited-style-name="Index_20_Link">reader(s) / listener(s) / viewer(s)<text:tab/>4</text:a></text:p>
          <text:p text:style-name="P18"><text:a xlink:type="simple" xlink:href="#__RefHeading___Toc131_1546745025" text:style-name="Index_20_Link" text:visited-style-name="Index_20_Link">contributor(s)<text:tab/>4</text:a></text:p>
          <text:p text:style-name="P18"><text:a xlink:type="simple" xlink:href="#__RefHeading___Toc142_1546745025" text:style-name="Index_20_Link" text:visited-style-name="Index_20_Link">owner<text:tab/>4</text:a></text:p>
          <text:p text:style-name="P18"><text:a xlink:type="simple" xlink:href="#__RefHeading___Toc133_1546745025" text:style-name="Index_20_Link" text:visited-style-name="Index_20_Link">editor(s)<text:tab/>5</text:a></text:p>
          <text:p text:style-name="P18"><text:a xlink:type="simple" xlink:href="#__RefHeading___Toc137_1546745025" text:style-name="Index_20_Link" text:visited-style-name="Index_20_Link">chief editor<text:tab/>5</text:a></text:p>
          <text:p text:style-name="P18"><text:a xlink:type="simple" xlink:href="#__RefHeading___Toc139_1546745025" text:style-name="Index_20_Link" text:visited-style-name="Index_20_Link">account admin(s)<text:tab/>5</text:a></text:p>
          <text:p text:style-name="P18"><text:a xlink:type="simple" xlink:href="#__RefHeading___Toc144_1546745025" text:style-name="Index_20_Link" text:visited-style-name="Index_20_Link">platform supporter(s)<text:tab/>5</text:a></text:p>
          <text:p text:style-name="P18"><text:a xlink:type="simple" xlink:href="#__RefHeading___Toc146_1546745025" text:style-name="Index_20_Link" text:visited-style-name="Index_20_Link"><text:s/>platform moderator(s)<text:tab/>5</text:a></text:p>
          <text:p text:style-name="P18"><text:a xlink:type="simple" xlink:href="#__RefHeading___Toc148_1546745025" text:style-name="Index_20_Link" text:visited-style-name="Index_20_Link"><text:s/>platform admin(s)<text:tab/>5</text:a></text:p>
          <text:p text:style-name="P18"><text:a xlink:type="simple" xlink:href="#__RefHeading___Toc158_1546745025" text:style-name="Index_20_Link" text:visited-style-name="Index_20_Link">platform owner(s)<text:tab/>5</text:a></text:p>
          <text:p text:style-name="P18"><text:a xlink:type="simple" xlink:href="#__RefHeading___Toc400_1610950873" text:style-name="Index_20_Link" text:visited-style-name="Index_20_Link">(??? Self defined roles ??? — The role constructor like in Discord)<text:tab/>6</text:a></text:p>
          <text:p text:style-name="P17"><text:a xlink:type="simple" xlink:href="#__RefHeading___Toc402_1610950873" text:style-name="Index_20_Link" text:visited-style-name="Index_20_Link">Groups<text:tab/>6</text:a></text:p>
          <text:p text:style-name="P17"><text:a xlink:type="simple" xlink:href="#__RefHeading___Toc404_1610950873" text:style-name="Index_20_Link" text:visited-style-name="Index_20_Link">Content<text:tab/>6</text:a></text:p>
          <text:p text:style-name="P18"><text:a xlink:type="simple" xlink:href="#__RefHeading___Toc406_1610950873" text:style-name="Index_20_Link" text:visited-style-name="Index_20_Link">Text &amp; Images<text:tab/>6</text:a></text:p>
          <text:p text:style-name="P18"><text:a xlink:type="simple" xlink:href="#__RefHeading___Toc408_1610950873" text:style-name="Index_20_Link" text:visited-style-name="Index_20_Link">Voice<text:tab/>6</text:a></text:p>
          <text:p text:style-name="P19"><text:a xlink:type="simple" xlink:href="#__RefHeading___Toc162_1546745025" text:style-name="Index_20_Link" text:visited-style-name="Index_20_Link">Voice recording<text:tab/>6</text:a></text:p>
          <text:p text:style-name="P18"><text:a xlink:type="simple" xlink:href="#__RefHeading___Toc410_1610950873" text:style-name="Index_20_Link" text:visited-style-name="Index_20_Link">Video<text:tab/>6</text:a></text:p>
          <text:p text:style-name="P19"><text:a xlink:type="simple" xlink:href="#__RefHeading___Toc412_1610950873" text:style-name="Index_20_Link" text:visited-style-name="Index_20_Link">Video recording<text:tab/>6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0_1546745025"/>Introduction<text:bookmark-end text:name="__RefHeading___Toc160_1546745025"/></text:h>
      <text:p text:style-name="Standard"/>
      <text:p text:style-name="P26">Crowd created stories; </text:p>
      <text:p text:style-name="P26"/>
      <text:p text:style-name="P26">Multi creator / crowd creat<text:span text:style-name="T18">ed</text:span> <text:span text:style-name="T19">entertainment </text:span>entertainment platform (audio, video, text) 2D &amp; 3D</text:p>
      <text:p text:style-name="P26"/>
      <text:p text:style-name="P26">Free:</text:p>
      <text:p text:style-name="P26"/>
      <text:p text:style-name="P26">community version </text:p>
      <text:p text:style-name="P26"><text:soft-page-break/></text:p>
      <text:p text:style-name="P26">Paid variations:</text:p>
      <text:p text:style-name="P26"/>
      <text:p text:style-name="P26">single project</text:p>
      <text:p text:style-name="P26">multiple projects</text:p>
      <text:p text:style-name="P26">corporate projects</text:p>
      <text:p text:style-name="P26"/>
      <text:p text:style-name="P26">Think Youtube, Netflix, Wattpad, Audible in one platform with versioning and branching (of the crowd[ly]-created) stories.</text:p>
      <text:p text:style-name="P26"/>
      <text:p text:style-name="P26">And Discord similar functionality to discuss the stories with the ability to star and save selected messages </text:p>
      <text:p text:style-name="P9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/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P20" text:outline-level="1"><text:bookmark-start text:name="__RefHeading___Toc349_3163418998"/><text:soft-page-break/>Consuming content (reading, listening, viewing)<text:line-break/><text:line-break/><text:bookmark-end text:name="__RefHeading___Toc349_3163418998"/></text:h>
      <text:p text:style-name="P15"/>
      <text:p text:style-name="P15"/>
      <text:h text:style-name="Heading_20_1" text:outline-level="1"><text:bookmark-start text:name="__RefHeading___Toc351_3163418998"/>Contributing <text:bookmark-end text:name="__RefHeading___Toc351_3163418998"/></text:h>
      <text:p text:style-name="P16"/>
      <text:p text:style-name="P16"/>
      <text:h text:style-name="P20" text:outline-level="1"><text:bookmark-start text:name="__RefHeading___Toc353_3163418998"/><text:line-break/>Add another language<text:span text:style-name="T16">(s)</text:span><text:bookmark-end text:name="__RefHeading___Toc353_3163418998"/></text:h>
      <text:p text:style-name="P2"/>
      <text:h text:style-name="Heading_20_1" text:outline-level="1"><text:bookmark-start text:name="__RefHeading___Toc380_1610950873"/>Clone story<text:bookmark-end text:name="__RefHeading___Toc380_1610950873"/></text:h>
      <text:p text:style-name="Text_20_body"/>
      <text:p text:style-name="P37">Cloned story can have different user roles and another language, etc </text:p>
      <text:h text:style-name="Heading_20_1" text:outline-level="1"><text:bookmark-start text:name="__RefHeading___Toc382_1610950873"/>S<text:span text:style-name="T20">tory s</text:span>ettings<text:bookmark-end text:name="__RefHeading___Toc382_1610950873"/></text:h>
      <text:h text:style-name="Heading_20_2" text:outline-level="2"><text:bookmark-start text:name="__RefHeading___Toc393_1610950873"/>Who can view<text:bookmark-end text:name="__RefHeading___Toc393_1610950873"/></text:h>
      <text:p text:style-name="P40"><text:line-break/>everyone</text:p>
      <text:p text:style-name="P40">paid only</text:p>
      <text:p text:style-name="P40">only 18+</text:p>
      <text:p text:style-name="P40">only selected users</text:p>
      <text:p text:style-name="P40">only selected roles</text:p>
      <text:h text:style-name="Heading_20_2" text:outline-level="2"><text:bookmark-start text:name="__RefHeading___Toc395_1610950873"/>Who can contribute<text:line-break/><text:bookmark-end text:name="__RefHeading___Toc395_1610950873"/></text:h>
      <text:p text:style-name="P40">everyone</text:p>
      <text:p text:style-name="P40">only selected users</text:p>
      <text:p text:style-name="P40">only selected roles</text:p>
      <text:h text:style-name="Heading_20_1" text:outline-level="1"><text:bookmark-start text:name="__RefHeading___Toc384_1610950873"/><text:soft-page-break/>Create another story branch<text:bookmark-end text:name="__RefHeading___Toc384_1610950873"/></text:h>
      <text:p text:style-name="Text_20_body"/>
      <text:h text:style-name="Heading_20_1" text:outline-level="1"><text:bookmark-start text:name="__RefHeading___Toc386_1610950873"/>Project tabs<text:bookmark-end text:name="__RefHeading___Toc386_1610950873"/></text:h>
      <text:p text:style-name="P38"/>
      <text:p text:style-name="P39">Can be opened and closed at any time.</text:p>
      <text:h text:style-name="Heading_20_2" text:outline-level="2"><text:bookmark-start text:name="__RefHeading___Toc388_1610950873"/><text:span text:style-name="T8">C</text:span>r<text:span text:style-name="T17">ea</text:span>ting <text:bookmark-end text:name="__RefHeading___Toc388_1610950873"/></text:h>
      <text:p text:style-name="P38"/>
      <text:h text:style-name="Heading_20_2" text:outline-level="2"><text:bookmark-start text:name="__RefHeading___Toc390_1610950873"/>Discuss / Communicate<text:bookmark-end text:name="__RefHeading___Toc390_1610950873"/></text:h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22" text:outline-level="2"><text:bookmark-start text:name="__RefHeading___Toc129_1546745025"/>reader<text:span text:style-name="T15">(s)</text:span> / <text:span text:style-name="T5">listener(s) / viewer(s)</text:span><text:bookmark-end text:name="__RefHeading___Toc129_1546745025"/></text:h>
      <text:p text:style-name="P11"><text:line-break/><text:span text:style-name="T5">can read / listen / view the project</text:span></text:p>
      <text:h text:style-name="P22" text:outline-level="2"><text:bookmark-start text:name="__RefHeading___Toc131_1546745025"/>contributor<text:span text:style-name="T14">(s)</text:span><text:bookmark-end text:name="__RefHeading___Toc131_1546745025"/></text:h>
      <text:p text:style-name="P13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bookmark-end text:name="__RefHeading___Toc142_1546745025"/></text:h>
      <text:p text:style-name="Text_20_body"><text:line-break/><text:span text:style-name="T13">(only one per account)</text:span></text:p>
      <text:p text:style-name="Text_20_body"><text:line-break/><text:span text:style-name="T5">can</text:span></text:p>
      <text:list xml:id="list2711318781" text:style-name="L1">
        <text:list-item>
          <text:p text:style-name="P29">start projects</text:p>
        </text:list-item>
        <text:list-item>
          <text:p text:style-name="P33">contribute to the owned projects</text:p>
        </text:list-item>
        <text:list-item>
          <text:p text:style-name="P29">delete projects</text:p>
        </text:list-item>
        <text:list-item>
          <text:p text:style-name="P34">approve and / or reject changes</text:p>
        </text:list-item>
        <text:list-item>
          <text:p text:style-name="P30">roll-back changes</text:p>
        </text:list-item>
        <text:list-item>
          <text:p text:style-name="P30">recover deleted projects</text:p>
        </text:list-item>
        <text:list-item>
          <text:p text:style-name="P34">give and / or revoke roles to / from everyone in the account</text:p>
        </text:list-item>
      </text:list>
      <text:h text:style-name="P22" text:outline-level="2"><text:bookmark-start text:name="__RefHeading___Toc133_1546745025"/><text:soft-page-break/>editor<text:span text:style-name="T13">(s)</text:span><text:bookmark-end text:name="__RefHeading___Toc133_1546745025"/></text:h>
      <text:p text:style-name="P10"><text:line-break/>can </text:p>
      <text:list xml:id="list2302558532" text:style-name="L2">
        <text:list-item>
          <text:p text:style-name="P31">modify everything within the entrusted project(s)</text:p>
        </text:list-item>
        <text:list-item>
          <text:p text:style-name="P36">editor in several / <text:span text:style-name="T9">various </text:span>accounts </text:p>
        </text:list-item>
      </text:list>
      <text:h text:style-name="P22" text:outline-level="2"><text:bookmark-start text:name="__RefHeading___Toc137_1546745025"/>chief editor<text:bookmark-end text:name="__RefHeading___Toc137_1546745025"/></text:h>
      <text:p text:style-name="P12"><text:line-break/><text:span text:style-name="T13">(only one per project)</text:span></text:p>
      <text:p text:style-name="P12"><text:line-break/><text:span text:style-name="T5">can </text:span></text:p>
      <text:list xml:id="list190041130479754" text:continue-numbering="true" text:style-name="L2">
        <text:list-item>
          <text:p text:style-name="P31">modify everything within the entrusted project(s within account)</text:p>
        </text:list-item>
        <text:list-item>
          <text:p text:style-name="P31">approve and / or reject the changes</text:p>
        </text:list-item>
        <text:list-item>
          <text:p text:style-name="P36">chief editor in various / several accounts </text:p>
        </text:list-item>
      </text:list>
      <text:h text:style-name="P23" text:outline-level="2"><text:bookmark-start text:name="__RefHeading___Toc139_1546745025"/><text:span text:style-name="T10">account </text:span>admin<text:span text:style-name="T12">(s)</text:span><text:bookmark-end text:name="__RefHeading___Toc139_1546745025"/></text:h>
      <text:p text:style-name="P11"><text:line-break/><text:span text:style-name="T5">can</text:span></text:p>
      <text:list xml:id="list1864474215" text:style-name="L3">
        <text:list-item>
          <text:p text:style-name="P32">start projects</text:p>
        </text:list-item>
        <text:list-item>
          <text:p text:style-name="P32">delete projects</text:p>
        </text:list-item>
        <text:list-item>
          <text:p text:style-name="P32">roll-back changes</text:p>
        </text:list-item>
        <text:list-item>
          <text:p text:style-name="P32">recover deleted projects</text:p>
        </text:list-item>
        <text:list-item>
          <text:p text:style-name="P35">give and / or revoke roles to / from everyone in the account, <text:span text:style-name="T10">apart from owner</text:span></text:p>
        </text:list-item>
      </text:list>
      <text:h text:style-name="P24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24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24" text:outline-level="2"><text:bookmark-start text:name="__RefHeading___Toc148_1546745025"/><text:span text:style-name="T6"><text:line-break/>platform</text:span> admin<text:span text:style-name="T11">(s)</text:span><text:bookmark-end text:name="__RefHeading___Toc148_1546745025"/></text:h>
      <text:p text:style-name="P14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27"><text:soft-page-break/>cannot delete other platform owner(s)</text:p>
      <text:p text:style-name="P27"/>
      <text:h text:style-name="Heading_20_2" text:outline-level="2"><text:bookmark-start text:name="__RefHeading___Toc400_1610950873"/>(??? Self defined roles ??? — The role constructor like in Discord)<text:bookmark-end text:name="__RefHeading___Toc400_1610950873"/></text:h>
      <text:p text:style-name="P27"/>
      <text:h text:style-name="Heading_20_1" text:outline-level="1"><text:bookmark-start text:name="__RefHeading___Toc402_1610950873"/>Groups<text:bookmark-end text:name="__RefHeading___Toc402_1610950873"/></text:h>
      <text:p text:style-name="P27"/>
      <text:p text:style-name="P28"><text:span text:style-name="T22">Consume (view / read) only</text:span></text:p>
      <text:p text:style-name="P28"><text:span text:style-name="T22">Consume &amp; comment</text:span></text:p>
      <text:p text:style-name="P28"><text:span text:style-name="T21">Consume, comment &amp; contribute</text:span></text:p>
      <text:h text:style-name="P21" text:outline-level="1"><text:bookmark-start text:name="__RefHeading___Toc404_1610950873"/>Content<text:bookmark-end text:name="__RefHeading___Toc404_1610950873"/></text:h>
      <text:h text:style-name="Heading_20_2" text:outline-level="2"><text:bookmark-start text:name="__RefHeading___Toc406_1610950873"/>Text <text:span text:style-name="T24">&amp; Images</text:span><text:bookmark-end text:name="__RefHeading___Toc406_1610950873"/></text:h>
      <text:p text:style-name="Text_20_body"/>
      <text:p text:style-name="P44">Upload</text:p>
      <text:p text:style-name="P44">Download</text:p>
      <text:h text:style-name="Heading_20_2" text:outline-level="2"><text:bookmark-start text:name="__RefHeading___Toc408_1610950873"/>Voice<text:bookmark-end text:name="__RefHeading___Toc408_1610950873"/></text:h>
      <text:h text:style-name="Heading_20_3" text:outline-level="3"><text:bookmark-start text:name="__RefHeading___Toc162_1546745025"/>Voice recording <text:line-break/><text:bookmark-end text:name="__RefHeading___Toc162_1546745025"/></text:h>
      <text:p text:style-name="P41">straight from the browser</text:p>
      <text:p text:style-name="P41"/>
      <text:p text:style-name="P42">Voice import / upload</text:p>
      <text:p text:style-name="P42"/>
      <text:p text:style-name="P43"><text:span text:style-name="T23">Voice download</text:span></text:p>
      <text:h text:style-name="Heading_20_2" text:outline-level="2"><text:bookmark-start text:name="__RefHeading___Toc410_1610950873"/>Video <text:bookmark-end text:name="__RefHeading___Toc410_1610950873"/></text:h>
      <text:h text:style-name="Heading_20_3" text:outline-level="3"><text:bookmark-start text:name="__RefHeading___Toc412_1610950873"/>Video recording <text:bookmark-end text:name="__RefHeading___Toc412_1610950873"/></text:h>
      <text:p text:style-name="P42"/>
      <text:p text:style-name="P42">straight from the browser</text:p>
      <text:p text:style-name="P42"/>
      <text:p text:style-name="P42">Video import / upload</text:p>
      <text:p text:style-name="P42"/>
      <text:p text:style-name="P42">Video download</text:p>
      <text:h text:style-name="Heading_20_1" text:outline-level="1"><text:soft-page-break/>start.php</text:h>
      <text:p text:style-name="P45"/>
      <text:p text:style-name="P45">Your email is not registered with us. </text:p>
      <text:p text:style-name="P45">Would you like to create an account with us?</text:p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2-04T14:52:40.929389274</meta:creation-date>
    <dc:date>2022-02-07T19:00:40.317849786</dc:date>
    <meta:editing-duration>PT5H34M34S</meta:editing-duration>
    <meta:editing-cycles>51</meta:editing-cycles>
    <meta:generator>LibreOffice/6.3.5.2$Linux_X86_64 LibreOffice_project/30$Build-2</meta:generator>
    <meta:document-statistic meta:table-count="0" meta:image-count="0" meta:object-count="0" meta:page-count="7" meta:paragraph-count="143" meta:word-count="674" meta:character-count="3903" meta:non-whitespace-character-count="3345"/>
  </office:meta>
</office:document-meta>
</file>